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025,239,91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3,785,876,629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3,286,083,64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2,756,706,583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,880,434,07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,982,979,274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0,532,006,608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9,774,262,741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8,758,592,272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,298,679,908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8,496,946,608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,423,421,958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763,418,645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321,335,612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795,568,204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322,454,925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,224,213,017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323,146,565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107,329,007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855,717,874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635,267,224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389,965,591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308,351,90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21:36.858780841</dc:date>
    <meta:editing-duration>PT5H13M1S</meta:editing-duration>
    <meta:editing-cycles>121</meta:editing-cycles>
    <meta:generator>LibreOffice/7.2.6.2$Linux_X86_64 LibreOffice_project/20$Build-2</meta:generator>
    <meta:document-statistic meta:table-count="1" meta:cell-count="48" meta:object-count="0"/>
  </office:meta>
</office:document-meta>
</file>